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Consolas, 'Bitstream Vera Sans Mono'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fo:letter-spacing="normal" fo:background-color="#ffffff" loext:padding="0cm" loext:border="none"/>
    </style:style>
    <style:style style:name="T1" style:family="text">
      <style:text-properties fo:font-variant="normal" fo:text-transform="none" fo:color="#000000" style:font-name="Monaco" fo:font-size="10.5pt" fo:letter-spacing="normal" fo:font-style="normal" fo:font-weight="normal" fo:background-color="#ffffff" loext:char-shading-value="0" loext:padding="0cm" loext:border="none"/>
    </style:style>
    <style:style style:name="T2" style:family="text">
      <style:text-properties fo:font-variant="normal" fo:text-transform="none" fo:color="#000000" fo:letter-spacing="normal" fo:background-color="#ffffff" loext:char-shading-value="0" loext:padding="0cm" loext:border="none"/>
    </style:style>
    <style:style style:name="T3" style:family="text">
      <style:text-properties fo:font-variant="normal" fo:text-transform="none" fo:color="#ff1493" style:font-name="Monaco" fo:font-size="10.5pt" fo:letter-spacing="normal" fo:font-style="normal" fo:font-weight="normal" fo:background-color="#ffffff" loext:char-shading-value="0" loext:padding="0cm" loext:border="none"/>
    </style:style>
    <style:style style:name="T4" style:family="text">
      <style:text-properties fo:font-variant="normal" fo:text-transform="none" fo:color="#0000ff" style:font-name="Monaco" fo:font-size="10.5pt" fo:letter-spacing="normal" fo:font-style="normal" fo:font-weight="normal" fo:background-color="#ffffff" loext:char-shading-value="0" loext:padding="0cm" loext:border="none"/>
    </style:style>
    <style:style style:name="T5" style:family="text">
      <style:text-properties fo:font-variant="normal" fo:text-transform="none" fo:color="#006699" style:font-name="Monaco" fo:font-size="10.5pt" fo:letter-spacing="normal" fo:font-style="normal" fo:font-weight="bold" fo:background-color="#ffffff" loext:char-shading-value="0" loext:padding="0cm" loext:border="none"/>
    </style:style>
    <style:style style:name="T6" style:family="text">
      <style:text-properties fo:font-variant="normal" fo:text-transform="none" fo:color="#008200" style:font-name="Monaco" fo:font-size="10.5pt" fo:letter-spacing="normal" fo:font-style="normal" fo:font-weight="normal" fo:background-color="#ffffff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list.of.packages &lt;- </text:span></text:span><text:span text:style-name="Source_20_Text"><text:span text:style-name="T3">c</text:span></text:span><text:span text:style-name="Source_20_Text"><text:span text:style-name="T1">(</text:span></text:span><text:span text:style-name="Source_20_Text"><text:span text:style-name="T4">"plumber"</text:span></text:span><text:span text:style-name="Source_20_Text"><text:span text:style-name="T1">,</text:span></text:span><text:span text:style-name="Source_20_Text"><text:span text:style-name="T4">"jsonlite"</text:span></text:span><text:span text:style-name="Source_20_Text"><text:span text:style-name="T1">)</text:span></text:span></text:p>
      <text:p text:style-name="P1"><text:span text:style-name="Source_20_Text"><text:span text:style-name="T1">new.packages &lt;- list.of.packages[!(list.of.packages %</text:span></text:span><text:span text:style-name="Source_20_Text"><text:span text:style-name="T5">in</text:span></text:span><text:span text:style-name="Source_20_Text"><text:span text:style-name="T1">% </text:span></text:span><text:span text:style-name="Source_20_Text"><text:span text:style-name="T3">installed.packages</text:span></text:span><text:span text:style-name="Source_20_Text"><text:span text:style-name="T1">()[,</text:span></text:span><text:span text:style-name="Source_20_Text"><text:span text:style-name="T4">"Package"</text:span></text:span><text:span text:style-name="Source_20_Text"><text:span text:style-name="T1">])]</text:span></text:span></text:p>
      <text:p text:style-name="P1"><text:span text:style-name="Source_20_Text"><text:span text:style-name="T5">if</text:span></text:span><text:span text:style-name="Source_20_Text"><text:span text:style-name="T1">(</text:span></text:span><text:span text:style-name="Source_20_Text"><text:span text:style-name="T3">length</text:span></text:span><text:span text:style-name="Source_20_Text"><text:span text:style-name="T1">(new.packages)) </text:span></text:span><text:span text:style-name="Source_20_Text"><text:span text:style-name="T3">install.packages</text:span></text:span><text:span text:style-name="Source_20_Text"><text:span text:style-name="T1">(new.packages)</text:span></text:span></text:p>
      <text:p text:style-name="P2"> </text:p>
      <text:p text:style-name="P1"><text:span text:style-name="Source_20_Text"><text:span text:style-name="T3">require</text:span></text:span><text:span text:style-name="Source_20_Text"><text:span text:style-name="T1">(plumber)</text:span></text:span></text:p>
      <text:p text:style-name="P1"><text:span text:style-name="Source_20_Text"><text:span text:style-name="T3">require</text:span></text:span><text:span text:style-name="Source_20_Text"><text:span text:style-name="T1">(jsonlite)</text:span></text:span></text:p>
      <text:p text:style-name="P2"> </text:p>
      <text:p text:style-name="P1"><text:span text:style-name="Source_20_Text"><text:span text:style-name="T1">custom_json &lt;- </text:span></text:span><text:span text:style-name="Source_20_Text"><text:span text:style-name="T3">function</text:span></text:span><text:span text:style-name="Source_20_Text"><text:span text:style-name="T1">(){</text:span></text:span></text:p>
      <text:p text:style-name="P1"><text:span text:style-name="Source_20_Text"><text:span text:style-name="T2">  </text:span></text:span><text:span text:style-name="Source_20_Text"><text:span text:style-name="T3">function</text:span></text:span><text:span text:style-name="Source_20_Text"><text:span text:style-name="T1">(val, req, res, errorHandler){</text:span></text:span></text:p>
      <text:p text:style-name="P1"><text:span text:style-name="Source_20_Text"><text:span text:style-name="T2">    </text:span></text:span><text:span text:style-name="Source_20_Text"><text:span text:style-name="T3">tryCatch</text:span></text:span><text:span text:style-name="Source_20_Text"><text:span text:style-name="T1">({</text:span></text:span></text:p>
      <text:p text:style-name="P1"><text:span text:style-name="Source_20_Text"><text:span text:style-name="T2">      </text:span></text:span><text:span text:style-name="Source_20_Text"><text:span text:style-name="T1">json &lt;- jsonlite::</text:span></text:span><text:span text:style-name="Source_20_Text"><text:span text:style-name="T3">toJSON</text:span></text:span><text:span text:style-name="Source_20_Text"><text:span text:style-name="T1">(val,auto_unbox=</text:span></text:span><text:span text:style-name="Source_20_Text"><text:span text:style-name="T5">TRUE</text:span></text:span><text:span text:style-name="Source_20_Text"><text:span text:style-name="T1">)</text:span></text:span></text:p>
      <text:p text:style-name="P2"> </text:p>
      <text:p text:style-name="P1"><text:span text:style-name="Source_20_Text"><text:span text:style-name="T2">      </text:span></text:span><text:span text:style-name="Source_20_Text"><text:span text:style-name="T1">res$</text:span></text:span><text:span text:style-name="Source_20_Text"><text:span text:style-name="T3">setHeader</text:span></text:span><text:span text:style-name="Source_20_Text"><text:span text:style-name="T1">(</text:span></text:span><text:span text:style-name="Source_20_Text"><text:span text:style-name="T4">"Content-Type"</text:span></text:span><text:span text:style-name="Source_20_Text"><text:span text:style-name="T1">, </text:span></text:span><text:span text:style-name="Source_20_Text"><text:span text:style-name="T4">"application/json"</text:span></text:span><text:span text:style-name="Source_20_Text"><text:span text:style-name="T1">)</text:span></text:span></text:p>
      <text:p text:style-name="P1"><text:span text:style-name="Source_20_Text"><text:span text:style-name="T2">      </text:span></text:span><text:span text:style-name="Source_20_Text"><text:span text:style-name="T1">res$body &lt;- json</text:span></text:span></text:p>
      <text:p text:style-name="P2"> </text:p>
      <text:p text:style-name="P1"><text:span text:style-name="Source_20_Text"><text:span text:style-name="T2">      </text:span></text:span><text:span text:style-name="Source_20_Text"><text:span text:style-name="T3">return</text:span></text:span><text:span text:style-name="Source_20_Text"><text:span text:style-name="T1">(res$</text:span></text:span><text:span text:style-name="Source_20_Text"><text:span text:style-name="T3">toResponse</text:span></text:span><text:span text:style-name="Source_20_Text"><text:span text:style-name="T1">())</text:span></text:span></text:p>
      <text:p text:style-name="P1"><text:span text:style-name="Source_20_Text"><text:span text:style-name="T2">    </text:span></text:span><text:span text:style-name="Source_20_Text"><text:span text:style-name="T1">}, error=</text:span></text:span><text:span text:style-name="Source_20_Text"><text:span text:style-name="T5">function</text:span></text:span><text:span text:style-name="Source_20_Text"><text:span text:style-name="T1">(e){</text:span></text:span></text:p>
      <text:p text:style-name="P1"><text:span text:style-name="Source_20_Text"><text:span text:style-name="T2">      </text:span></text:span><text:span text:style-name="Source_20_Text"><text:span text:style-name="T3">errorHandler</text:span></text:span><text:span text:style-name="Source_20_Text"><text:span text:style-name="T1">(req, res, e)</text:span></text:span></text:p>
      <text:p text:style-name="P1"><text:span text:style-name="Source_20_Text"><text:span text:style-name="T2">    </text:span></text:span><text:span text:style-name="Source_20_Text"><text:span text:style-name="T1">})</text:span></text:span></text:p>
      <text:p text:style-name="P1"><text:span text:style-name="Source_20_Text"><text:span text:style-name="T2">  </text:span></text:span><text:span text:style-name="Source_20_Text"><text:span text:style-name="T1">}</text:span></text:span></text:p>
      <text:p text:style-name="P1"><text:span text:style-name="Source_20_Text"><text:span text:style-name="T1">}</text:span></text:span></text:p>
      <text:p text:style-name="P2"> </text:p>
      <text:p text:style-name="P1"><text:span text:style-name="Source_20_Text"><text:span text:style-name="T3">addSerializer</text:span></text:span><text:span text:style-name="Source_20_Text"><text:span text:style-name="T1">(</text:span></text:span><text:span text:style-name="Source_20_Text"><text:span text:style-name="T4">"custom_json"</text:span></text:span><text:span text:style-name="Source_20_Text"><text:span text:style-name="T1">,custom_json)</text:span></text:span></text:p>
      <text:p text:style-name="P1"><text:span text:style-name="Source_20_Text"><text:span text:style-name="T6"># Make sure you put the path to your blockchain-node-server.R script</text:span></text:span></text:p>
      <text:p text:style-name="P1"><text:span text:style-name="Source_20_Text"><text:span text:style-name="T1">r &lt;- </text:span></text:span><text:span text:style-name="Source_20_Text"><text:span text:style-name="T3">plumb</text:span></text:span><text:span text:style-name="Source_20_Text"><text:span text:style-name="T1">(</text:span></text:span><text:span text:style-name="Source_20_Text"><text:span text:style-name="T4">'blockchain-node-server.R'</text:span></text:span><text:span text:style-name="Source_20_Text"><text:span text:style-name="T1">)</text:span></text:span></text:p>
      <text:p text:style-name="P1"><text:span text:style-name="Source_20_Text"><text:span text:style-name="T1">r$</text:span></text:span><text:span text:style-name="Source_20_Text"><text:span text:style-name="T3">run</text:span></text:span><text:span text:style-name="Source_20_Text"><text:span text:style-name="T1">(port=8000)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Consolas, 'Bitstream Vera Sans Mono'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20:13:21.062997070</meta:creation-date>
    <dc:date>2018-03-10T20:13:42.713737586</dc:date>
    <meta:editing-duration>PT22S</meta:editing-duration>
    <meta:editing-cycles>1</meta:editing-cycles>
    <meta:document-statistic meta:table-count="0" meta:image-count="0" meta:object-count="0" meta:page-count="1" meta:paragraph-count="26" meta:word-count="53" meta:character-count="693" meta:non-whitespace-character-count="610"/>
    <meta:generator>LibreOffice/5.1.6.2$Linux_X86_64 LibreOffice_project/10m0$Build-2</meta:generator>
  </office:meta>
</office:document-meta>
</file>